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a3308" officeooo:paragraph-rsid="000a3308"/>
    </style:style>
    <style:style style:name="P2" style:family="paragraph" style:parent-style-name="Standard">
      <style:text-properties officeooo:rsid="000a3308" officeooo:paragraph-rsid="000bfc09"/>
    </style:style>
    <style:style style:name="T1" style:family="text">
      <style:text-properties officeooo:rsid="000bfc0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ohn Kosowsky and Dillon Yeh</text:p>
      <text:p text:style-name="P1">HPC – GA <text:span text:style-name="T1">Project </text:span>Abstract</text:p>
      <text:p text:style-name="P1"/>
      <text:p text:style-name="P2"><text:tab/><text:span text:style-name="T1">Genetics algorithms can often be used to find solutions to problems which aren't immediately obvious. In general, a genetic algorithm works by generating a number of candidate solutions for the given problem, and then testing them against each other. The best solutions are then selected and recombined in hopes of creating even better ones. The newly selected are then tested, and the process continues for some amount of time. The goal of this project is to observe the possibility of parallelizing the process of generating candidate solutions and evaluating them. This will be done by generating a number variations of a greedy algorithm for playing the classic board game, Othello, and then running the algorithms against each other. <text:s/>Code will be written to perform this process both serially and in parallel using Java, with and without Threads, and then with Java's MPI libraries. <text:s/>The amount of time it takes to run each implementation for <text:s/>a fixed number of iterations will be recorded and compared. It is expected that running the program in parallel will greatly reduce the amount of time taken to complet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21T18:05:43.098424268</meta:creation-date>
    <dc:date>2015-04-21T18:50:29.611082412</dc:date>
    <meta:editing-duration>PT14M26S</meta:editing-duration>
    <meta:editing-cycles>1</meta:editing-cycles>
    <meta:document-statistic meta:table-count="0" meta:image-count="0" meta:object-count="0" meta:page-count="1" meta:paragraph-count="3" meta:word-count="192" meta:character-count="1173" meta:non-whitespace-character-count="979"/>
    <meta:generator>LibreOffice/4.2.7.2$Linux_X86_64 LibreOffice_project/420m0$Build-2</meta:generator>
  </office:meta>
</office:document-meta>
</file>